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sRequestIntegrationTests.star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HttpsRequestIntegrationTests.check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Request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HttpsRequestIntegrationTests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